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sans-serif"/>
    <style:font-face style:name="Unifont" svg:font-family="Unifont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7489" officeooo:paragraph-rsid="00157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98f3" officeooo:paragraph-rsid="001698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793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8a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8a1a4" officeooo:paragraph-rsid="0018a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44fa" officeooo:paragraph-rsid="001c44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44fa" officeooo:paragraph-rsid="001d17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1769" officeooo:paragraph-rsid="001d17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Heading_20_2" style:master-page-name="HTML">
      <style:paragraph-properties style:page-number="auto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Courier New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f28a3e" loext:opacity="100%" fo:font-size="9pt"/>
    </style:style>
    <style:style style:name="T3" style:family="text">
      <style:text-properties fo:color="#595959" loext:opacity="100%" loext:padding="0cm" loext:border="none"/>
    </style:style>
    <style:style style:name="T4" style:family="text">
      <style:text-properties fo:color="#a6a6a6" loext:opacity="100%"/>
    </style:style>
    <style:style style:name="T5" style:family="text">
      <style:text-properties officeooo:rsid="00157489"/>
    </style:style>
    <style:style style:name="T6" style:family="text">
      <style:text-properties officeooo:rsid="0018a1a4"/>
    </style:style>
    <style:style style:name="T7" style:family="text">
      <style:text-properties officeooo:rsid="0019d542"/>
    </style:style>
    <style:style style:name="T8" style:family="text">
      <style:text-properties officeooo:rsid="001b7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public class MemoryAllocation extends DefaultVisitor {</text:h>
      <text:p text:style-name="P13"/>
      <text:p text:style-name="P13"><text:s text:c="2"/>public void process(AST ast) {</text:p>
      <text:p text:style-name="P13"><text:s text:c="4"/>ast.accept(this, null);</text:p>
      <text:p text:style-name="P13"><text:s text:c="2"/>}</text:p>
      <text:p text:style-name="P13"><text:s text:c="2"/>;</text:p>
      <text:p text:style-name="P13"/>
      <text:p text:style-name="P13"><text:s text:c="2"/>@Override</text:p>
      <text:p text:style-name="P13"><text:s text:c="2"/>public Object visit(Program program, Object param) {</text:p>
      <text:p text:style-name="P13"><text:s text:c="4"/>super.visit(program, param);</text:p>
      <text:p text:style-name="P13"/>
      <text:p text:style-name="P13"><text:s text:c="4"/>int currentAddress = 0;</text:p>
      <text:p text:style-name="P13"/>
      <text:p text:style-name="P13"><text:s text:c="4"/>for (var definition : program.getDefinitions()) {</text:p>
      <text:p text:style-name="P13"><text:s text:c="6"/>definition.accept(this, param);</text:p>
      <text:p text:style-name="P13"><text:s text:c="6"/>if (definition instanceof VarDefinition) {</text:p>
      <text:p text:style-name="P13"><text:s text:c="8"/>VarDefinition def = (VarDefinition) definition;</text:p>
      <text:p text:style-name="P13"><text:s text:c="8"/>def.setAddress(currentAddress);</text:p>
      <text:p text:style-name="P13"><text:s text:c="8"/>currentAddress += def.getType().getSize();</text:p>
      <text:p text:style-name="P13"><text:s text:c="6"/>}</text:p>
      <text:p text:style-name="P13"><text:s text:c="4"/>}</text:p>
      <text:p text:style-name="P13"><text:s text:c="4"/>return null;</text:p>
      <text:p text:style-name="P13"><text:s text:c="2"/>}</text:p>
      <text:p text:style-name="P13"/>
      <text:p text:style-name="P13"><text:s text:c="2"/>@Override</text:p>
      <text:p text:style-name="P13"><text:s text:c="2"/>public Object visit(StructDefinition structDefinition, Object param) {</text:p>
      <text:p text:style-name="P13"><text:s text:c="4"/>super.visit(structDefinition, param);</text:p>
      <text:p text:style-name="P13"/>
      <text:p text:style-name="P13"><text:s text:c="4"/>int currentAddress = 0;</text:p>
      <text:p text:style-name="P13"/>
      <text:p text:style-name="P13"><text:s text:c="4"/>for (FieldDefinition field : structDefinition.getFieldDefinitions()) {</text:p>
      <text:p text:style-name="P13"><text:s text:c="6"/>field.setAddress(currentAddress);</text:p>
      <text:p text:style-name="P13"><text:s text:c="6"/>currentAddress += field.getType().getSize();</text:p>
      <text:p text:style-name="P13"><text:soft-page-break/><text:s text:c="4"/>}</text:p>
      <text:p text:style-name="P13"><text:s text:c="4"/></text:p>
      <text:p text:style-name="P13"><text:s text:c="4"/>structDefinition.setAddress(currentAddress);</text:p>
      <text:p text:style-name="P13"/>
      <text:p text:style-name="P13"><text:s text:c="4"/>return null;</text:p>
      <text:p text:style-name="P13"><text:s text:c="2"/>}</text:p>
      <text:p text:style-name="P13"/>
      <text:p text:style-name="P13"><text:s text:c="2"/>@Override</text:p>
      <text:p text:style-name="P13"><text:s text:c="2"/>public Object visit(FunctionDefinition functionDefinition, Object param) {</text:p>
      <text:p text:style-name="P13"><text:s text:c="4"/>super.visit(functionDefinition, param);</text:p>
      <text:p text:style-name="P13"/>
      <text:p text:style-name="P13"><text:s text:c="4"/>int definitionsAddress = 0;</text:p>
      <text:p text:style-name="P13"/>
      <text:p text:style-name="P13"><text:s text:c="4"/>for (VarDefinition def : functionDefinition.getLocals()) {</text:p>
      <text:p text:style-name="P13"><text:s text:c="6"/>definitionsAddress -= def.getType().getSize();</text:p>
      <text:p text:style-name="P13"><text:s text:c="6"/>def.setAddress(definitionsAddress);</text:p>
      <text:p text:style-name="P13"><text:s text:c="4"/>}</text:p>
      <text:p text:style-name="P13"/>
      <text:p text:style-name="P13"><text:s text:c="4"/>// Se reserva memoria para la direcci�n de retorno</text:p>
      <text:p text:style-name="P13"/>
      <text:p text:style-name="P13"><text:s text:c="4"/>int paramsAddress = 4;</text:p>
      <text:p text:style-name="P13"/>
      <text:p text:style-name="P13"><text:s text:c="4"/>List&lt;VarDefinition&gt; params = functionDefinition.getParameters();</text:p>
      <text:p text:style-name="P13"><text:s text:c="4"/>for (int i = params.size() - 1; i &gt;= 0; i--) {</text:p>
      <text:p text:style-name="P13"><text:s text:c="6"/>VarDefinition param_ = params.get(i);</text:p>
      <text:p text:style-name="P13"><text:s text:c="6"/>param_.setAddress(paramsAddress);</text:p>
      <text:p text:style-name="P13"><text:s text:c="6"/>paramsAddress += param_.getType().getSize();</text:p>
      <text:p text:style-name="P13"><text:s text:c="4"/>}</text:p>
      <text:p text:style-name="P13"/>
      <text:p text:style-name="P13"><text:s text:c="4"/>return null;</text:p>
      <text:p text:style-name="P13"><text:s text:c="2"/>}</text:p>
      <text:p text:style-name="P1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sans-serif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Unifon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595959" loext:opacity="100%" style:font-name="Source Sans Pro" fo:font-family="'Source Sans Pro', sans-serif" fo:font-size="10.5pt" style:font-name-asian="Source Sans Pro" style:font-family-asian="'Source Sans Pro', sans-serif" style:font-size-asian="10.5pt" style:font-name-complex="Source Sans Pro" style:font-family-complex="'Source Sans Pro', sans-serif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ttribute Grammar</dc:title>
    <dc:date>2025-05-28T12:07:34.001954772</dc:date>
    <meta:editing-duration>PT26M37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2" meta:paragraph-count="50" meta:word-count="153" meta:character-count="1622" meta:non-whitespace-character-count="1319"/>
    <meta:user-defined meta:name=""/>
    <meta:user-defined meta:name="viewport">width=device-width, initial-scale=1</meta:user-defined>
  </office:meta>
</office:document-meta>
</file>